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8.0833in" table:align="margins"/>
    </style:style>
    <style:style style:name="Table1.A" style:family="table-column">
      <style:table-column-properties style:column-width="5.3229in" style:rel-column-width="7665*"/>
    </style:style>
    <style:style style:name="Table1.B" style:family="table-column">
      <style:table-column-properties style:column-width="2.7604in" style:rel-column-width="39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0833in" table:align="margins"/>
    </style:style>
    <style:style style:name="Table2.A" style:family="table-column">
      <style:table-column-properties style:column-width="2.6944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cbd4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  <style:text-properties officeooo:paragraph-rsid="000f25a5"/>
    </style:style>
    <style:style style:name="P4" style:family="paragraph" style:parent-style-name="Text_20_body">
      <style:text-properties officeooo:paragraph-rsid="000ccbd4"/>
    </style:style>
    <style:style style:name="P5" style:family="paragraph" style:parent-style-name="Table_20_Contents">
      <style:text-properties officeooo:paragraph-rsid="000ccbd4"/>
    </style:style>
    <style:style style:name="P6" style:family="paragraph" style:parent-style-name="Table_20_Contents">
      <style:text-properties officeooo:paragraph-rsid="000e94e6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able_20_Contents">
      <style:text-properties fo:font-size="11pt" officeooo:paragraph-rsid="000e94e6" style:font-size-asian="11pt" style:font-size-complex="11pt"/>
    </style:style>
    <style:style style:name="T1" style:family="text">
      <style:text-properties fo:color="#000000" style:font-name="Monospace1" fo:font-size="10pt" style:font-size-asian="10pt"/>
    </style:style>
    <style:style style:name="T2" style:family="text">
      <style:text-properties fo:color="#7f0055" style:font-name="Monospace1" fo:font-size="10pt" fo:font-weight="bold" style:font-size-asian="10pt" style:font-weight-asian="bold"/>
    </style:style>
    <style:style style:name="T3" style:family="text">
      <style:text-properties fo:color="#6a3e3e" style:font-name="Monospace1" fo:font-size="10pt" style:font-size-asian="10pt"/>
    </style:style>
    <style:style style:name="T4" style:family="text">
      <style:text-properties fo:color="#0000c0" style:font-name="Monospace1" fo:font-size="10pt" style:font-size-asian="10pt"/>
    </style:style>
    <style:style style:name="T5" style:family="text">
      <style:text-properties fo:color="#3f7f5f" style:font-name="Monospace1" fo:font-size="10pt" style:font-size-asian="10pt"/>
    </style:style>
    <style:style style:name="T6" style:family="text">
      <style:text-properties fo:color="#7f9fbf" style:font-name="Monospace1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l log del Turno Alieno: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essaggio Dal Server</text:p>
          </table:table-cell>
          <table:table-cell table:style-name="Table1.B1" office:value-type="string">
            <text:p text:style-name="P5">Azione GUI (Controller+Model+View)</text:p>
          </table:table-cell>
        </table:table-row>
        <table:table-row>
          <table:table-cell table:style-name="Table1.A2" office:value-type="string">
            <text:p text:style-name="P8">--=== Server Welcome message ===-- <text:s/></text:p>
            <text:p text:style-name="P8">Benvenuto su Escape from The Aliens in Outer Space!!</text:p>
            <text:p text:style-name="P8">Versione 0.9 <text:s text:c="23"/></text:p>
            <text:p text:style-name="P8">Have fun! <text:s text:c="26"/></text:p>
            <text:p text:style-name="P8">--=== End of Welcome message ===-- <text:s/></text:p>
          </table:table-cell>
          <table:table-cell table:style-name="Table1.B2" office:value-type="string">
            <text:p text:style-name="P6">Mostra JDialog con messaggio di benvenuto.</text:p>
          </table:table-cell>
        </table:table-row>
        <table:table-row>
          <table:table-cell table:style-name="Table1.A2" office:value-type="string">
            <text:p text:style-name="P8">We are playing the map "Galilei" <text:s text:c="3"/></text:p>
          </table:table-cell>
          <table:table-cell table:style-name="Table1.B2" office:value-type="string">
            <text:p text:style-name="P3"><text:span text:style-name="T1">Usa MapViewer per caricare la mappa col nome fornito e creare il label/scrollable/cliccabile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/>
            <text:p text:style-name="P8">There are (1/8) players waiting in this lobby</text:p>
            <text:p text:style-name="P8">A new player has connected (2/8) <text:s text:c="3"/></text:p>
            <text:p text:style-name="P8">The game will start in 60 seconds <text:s text:c="2"/></text:p>
            <text:p text:style-name="P8">Sei stato assegnato alla squadra ALIENS</text:p>
            <text:p text:style-name="P8">********** Turn number: 1 * Now Playing : Guest-0-2291 **********</text:p>
            <text:p text:style-name="P8">Hello player Guest-0-2291, you are located in L06 and it's your turn to move</text:p>
            <text:p text:style-name="P8">you have to move your character on the map</text:p>
            <text:p text:style-name="P8">please enter valid position (es. A05)</text:p>
            <text:p text:style-name="P8">(My turn, coordinates)&gt; M06</text:p>
            <text:p text:style-name="P8">do you want to attack? <text:s/></text:p>
            <text:p text:style-name="P8">please enter 'yes' or 'no'</text:p>
            <text:p text:style-name="P8">(My turn, yes/no)&gt; no</text:p>
            <text:p text:style-name="P8">Your turn is now over <text:s text:c="2"/></text:p>
            <text:p text:style-name="P8">********** Turn number: 1 * Now Playing : Guest-0-9179 **********</text:p>
            <text:p text:style-name="P8">You hear noise coming from coordinates M08</text:p>
            <text:p text:style-name="P8">********** Turn number: 2 * Now Playing : Guest-0-2291 **********</text:p>
            <text:p text:style-name="P8">Hello player Guest-0-2291, you are located in M06 and it's your turn to move</text:p>
            <text:p text:style-name="P8">you have to move your character on the map</text:p>
            <text:p text:style-name="P8">please enter valid position (es. A05)</text:p>
            <text:p text:style-name="P8">(My turn, coordinates)&gt; N06</text:p>
            <text:p text:style-name="P8">do you want to attack? <text:s/></text:p>
            <text:p text:style-name="P8">please enter 'yes' or 'no'</text:p>
            <text:p text:style-name="P8">(My turn, yes/no)&gt; no</text:p>
            <text:p text:style-name="P8">enter the coordinates where you want to make a noise</text:p>
            <text:p text:style-name="P8">please enter valid position (es. A05)</text:p>
            <text:p text:style-name="P8">(My turn, coordinates)&gt; A03</text:p>
            <text:p text:style-name="P8">You hear noise coming from coordinates A03</text:p>
            <text:p text:style-name="P8">You have drawn a DefenseCard-type object card</text:p>
            <text:p text:style-name="P8"><text:soft-page-break/>Your turn is now over <text:s text:c="2"/></text:p>
            <text:p text:style-name="P8">********** Turn number: 2 * Now Playing : Guest-0-9179 **********</text:p>
            <text:p text:style-name="P8">You hear noise coming from coordinates N08</text:p>
            <text:p text:style-name="P8">Player Guest-0-9179 is using a LightsCard-type card. Guest-0-9179 is a human for sure!</text:p>
            <text:p text:style-name="P8">Player Guest-0-2291 identified! Location: N06</text:p>
            <text:p text:style-name="P8">********** Turn number: 3 * Now Playing : Guest-0-2291 **********</text:p>
            <text:p text:style-name="P8">Hello player Guest-0-2291, you are located in N06 and it's your turn to move</text:p>
            <text:p text:style-name="P8">you have to move your character on the map</text:p>
            <text:p text:style-name="P8">please enter valid position (es. A05)</text:p>
            <text:p text:style-name="P8">(My turn, coordinates)&gt; chat:stronzo!</text:p>
            <text:p text:style-name="P8">Guest-0-2291 says: stronzo!</text:p>
            <text:p text:style-name="P8">(My turn, coordinates)&gt; L06</text:p>
            <text:p text:style-name="P8">PlayerCanNotEnterException : Destination can not be reached by members of your team</text:p>
            <text:p text:style-name="P8">you have to move your character on the map</text:p>
            <text:p text:style-name="P8">please enter valid position (es. A05)</text:p>
            <text:p text:style-name="P8">(My turn, coordinates)&gt; O06</text:p>
            <text:p text:style-name="P8">do you want to attack? <text:s/></text:p>
            <text:p text:style-name="P8">please enter 'yes' or 'no'</text:p>
            <text:p text:style-name="P8">(My turn, yes/no)&gt; yes</text:p>
            <text:p text:style-name="P8">Player Guest-0-2291 is attacking in sector O06!</text:p>
            <text:p text:style-name="P8">Your turn is now over <text:s text:c="2"/></text:p>
            <text:p text:style-name="P8">********** Turn number: 3 * Now Playing : Guest-0-9179 **********</text:p>
            <text:p text:style-name="P8">********** Turn number: 4 * Now Playing : Guest-0-2291 **********</text:p>
            <text:p text:style-name="P8">Hello player Guest-0-2291, you are located in O06 and it's your turn to move</text:p>
            <text:p text:style-name="P8">you have to move your character on the map</text:p>
            <text:p text:style-name="P8">please enter valid position (es. A05)</text:p>
            <text:p text:style-name="P8">(My turn, coordinates)&gt; O07</text:p>
            <text:p text:style-name="P8">do you want to attack? <text:s/></text:p>
            <text:p text:style-name="P8">please enter 'yes' or 'no'</text:p>
            <text:p text:style-name="P8">(My turn, yes/no)&gt; no</text:p>
            <text:p text:style-name="P8">Your turn is now over <text:s text:c="2"/></text:p>
            <text:p text:style-name="P8">********** Turn number: 4 * Now Playing : Guest-0-9179 **********</text:p>
            <text:p text:style-name="P8">********** Turn number: 5 * Now Playing : Guest-0-2291 **********</text:p>
            <text:p text:style-name="P8">Hello player Guest-0-2291, you are located in O07 and it's your turn to move</text:p>
            <text:p text:style-name="P8">you have to move your character on the map</text:p>
            <text:p text:style-name="P8">please enter valid position (es. A05)</text:p>
            <text:p text:style-name="P8">&gt; O08</text:p>
            <text:p text:style-name="P8">do you want to attack? <text:s/></text:p>
            <text:p text:style-name="P8">please enter 'yes' or 'no'</text:p>
            <text:p text:style-name="P8">&gt; yes</text:p>
            <text:p text:style-name="P8">Player Guest-0-2291 is attacking in sector O08!</text:p>
            <text:p text:style-name="P8">Player Guest-0-9179 was killed!</text:p>
            <text:p text:style-name="P8">Your turn is now over <text:s text:c="2"/></text:p>
            <text:p text:style-name="P8">End of the Game! Here come the results</text:p>
            <text:p text:style-name="P8">Team HUMANS was defeated <text:s text:c="11"/></text:p>
            <text:p text:style-name="P8">Winners from the ALIENS team: Guest-0-2291</text:p>
            <text:p text:style-name="P8">Goodbye user Guest-0-2291, it was nice to have you on our server</text:p>
            <text:p text:style-name="P8">Disconnected by server; press enter to quit.</text:p>
            <text:p text:style-name="P8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al log del Turno Umano:</text:p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Messaggio Dal Server</text:p>
          </table:table-cell>
          <table:table-cell table:style-name="Table2.A1" office:value-type="string">
            <text:p text:style-name="P5">Pattern</text:p>
          </table:table-cell>
          <table:table-cell table:style-name="Table2.C1" office:value-type="string">
            <text:p text:style-name="P5">Azione GUI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189in" fo:margin-right="0.1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08T19:22:16</meta:creation-date>
    <dc:date>2015-06-08T19:30:35</dc:date>
    <dc:creator>Andrea </dc:creator>
    <meta:editing-duration>PT6M5S</meta:editing-duration>
    <meta:editing-cycles>4</meta:editing-cycles>
    <meta:generator>LibreOffice/4.0.4.2$Linux_X86_64 LibreOffice_project/400m0$Build-2</meta:generator>
    <meta:document-statistic meta:table-count="2" meta:image-count="0" meta:object-count="0" meta:page-count="3" meta:paragraph-count="91" meta:word-count="605" meta:character-count="3696" meta:non-whitespace-character-count="3000"/>
  </office:meta>
</office:document-meta>
</file>